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8f0c" officeooo:paragraph-rsid="00148f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Que es una función y para que sirve? </text:p>
      <text:p text:style-name="P1"/>
      <text:p text:style-name="P1">Una función es un bloque de código <text:s/>que puede ser llamada en distintas partes de un archivo. La misma puede recibir parámetros o no y devolver un resultado. Estas tienen logica en su interior para resolver necesidades del negocio.</text:p>
      <text:p text:style-name="P1"/>
      <text:p text:style-name="P1">2-Que es una biblioteca de funciones y para que sirve?</text:p>
      <text:p text:style-name="P1"/>
      <text:p text:style-name="P1">Una bibloteca de funciones es un archivo que contiene específicamente funciones que resuelven necesidades de negocio, su objetivo es ser reutilizada por varios programas, con el fin de que cada vez que se tenga que resolver una necesidad especifica del negocio y esta biblioteca lo cubra, la utilicen.</text:p>
      <text:p text:style-name="P1"/>
      <text:p text:style-name="P1"/>
      <text:p text:style-name="P1"/>
      <text:p text:style-name="P1"/>
      <text:p text:style-name="P1">Sebastian Nazar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8:41:30.669203562</meta:creation-date>
    <dc:date>2019-01-10T18:47:10.128049895</dc:date>
    <meta:editing-duration>PT5M42S</meta:editing-duration>
    <meta:editing-cycles>1</meta:editing-cycles>
    <meta:document-statistic meta:table-count="0" meta:image-count="0" meta:object-count="0" meta:page-count="1" meta:paragraph-count="5" meta:word-count="107" meta:character-count="642" meta:non-whitespace-character-count="538"/>
    <meta:generator>LibreOffice/5.2.7.2$Linux_X86_64 LibreOffice_project/20m0$Build-2</meta:generator>
  </office:meta>
</office:document-meta>
</file>